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628.test_toJSONBytes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ssue1628.test_toJSONBytes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ssue1628.test_toJSON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